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DC00000465DF12933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ashe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ffffff" draw:marker-start-width="0.457cm" draw:marker-end="Arrow" draw:marker-end-width="0.508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width="0.203cm" svg:stroke-color="#ffffff" draw:marker-start-width="0.61cm" draw:marker-end-width="0.61cm" draw:fill-color="#ffffff" draw:textarea-horizontal-align="center" draw:textarea-vertical-align="middle" fo:padding-top="0.227cm" fo:padding-bottom="0.227cm" fo:padding-left="0.352cm" fo:padding-right="0.352cm"/>
    </style:style>
    <style:style style:name="gr6" style:family="graphic" style:parent-style-name="standard">
      <style:graphic-properties draw:stroke="none" svg:stroke-width="0.102cm" svg:stroke-color="#ffffff" draw:marker-start-width="0.457cm" draw:marker-end="Arrow" draw:marker-end-width="0.61cm" draw:fill="solid" draw:fill-color="#ff3333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width="0.102cm" svg:stroke-color="#000000" draw:marker-start-width="0.457cm" draw:marker-end="Arrow" draw:marker-end-width="0.61cm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width="0.102cm" svg:stroke-color="#000000" draw:marker-start-width="0.457cm" draw:marker-end="Arrow" draw:marker-end-width="0.61cm" draw:fill="none" draw:fill-color="#ffffff" draw:auto-grow-height="true" draw:auto-grow-width="false" fo:max-height="0cm" fo:min-height="1.407cm" fo:padding-top="0.176cm" fo:padding-bottom="0.176cm" fo:padding-left="0.301cm" fo:padding-right="0.301cm"/>
    </style:style>
    <style:style style:name="gr9" style:family="graphic" style:parent-style-name="standard">
      <style:graphic-properties draw:stroke="none" draw:fill="none" fo:min-height="1.407cm"/>
    </style:style>
    <style:style style:name="gr10" style:family="graphic" style:parent-style-name="standard">
      <style:graphic-properties svg:stroke-width="0.051cm" svg:stroke-color="#ffffff" draw:marker-start-width="0.381cm" draw:marker-end="Arrow" draw:marker-end-width="0.584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fill="none" fo:min-height="0.917cm"/>
    </style:style>
    <style:style style:name="gr12" style:family="graphic" style:parent-style-name="standard">
      <style:graphic-properties draw:fill="none" fo:min-height="0.877cm"/>
    </style:style>
    <style:style style:name="gr13" style:family="graphic" style:parent-style-name="standard">
      <style:graphic-properties draw:fill="none" fo:min-height="1.071cm"/>
    </style:style>
    <style:style style:name="gr14" style:family="graphic" style:parent-style-name="standard">
      <style:graphic-properties draw:fill="none" fo:min-height="1.002cm"/>
    </style:style>
    <style:style style:name="gr15" style:family="graphic" style:parent-style-name="standard">
      <style:graphic-properties draw:fill="none" fo:min-height="2.304cm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stroke="none" draw:fill="none" fo:min-height="0.917cm"/>
    </style:style>
    <style:style style:name="gr18" style:family="graphic" style:parent-style-name="standard">
      <style:graphic-properties draw:stroke="none" draw:fill="none" fo:min-height="0.877cm"/>
    </style:style>
    <style:style style:name="gr19" style:family="graphic" style:parent-style-name="standard">
      <style:graphic-properties draw:stroke="none" draw:fill="none" fo:min-height="1.071cm"/>
    </style:style>
    <style:style style:name="gr20" style:family="graphic" style:parent-style-name="standard">
      <style:graphic-properties draw:stroke="none" draw:fill="none" fo:min-height="1.002cm"/>
    </style:style>
    <style:style style:name="gr21" style:family="graphic" style:parent-style-name="standard">
      <style:graphic-properties draw:stroke="none" draw:fill="none" fo:min-height="1.292cm" draw:shadow-offset-x="0.305cm" draw:shadow-offset-y="0.305cm"/>
    </style:style>
    <style:style style:name="gr22" style:family="graphic" style:parent-style-name="standard">
      <style:graphic-properties draw:stroke="dash" draw:stroke-dash="Fine_20_Dashed" svg:stroke-color="#ffffff" draw:textarea-horizontal-align="center" draw:textarea-vertical-align="middle"/>
    </style:style>
    <style:style style:name="gr23" style:family="graphic" style:parent-style-name="standard">
      <style:graphic-properties svg:stroke-width="0.203cm" svg:stroke-color="#00ffff" draw:marker-start-width="0.503cm" draw:marker-end-width="0.503cm" draw:fill="solid" draw:fill-color="#00b8ff" draw:textarea-horizontal-align="center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none" draw:fill="none" fo:min-height="1.368cm" draw:shadow-offset-x="0.305cm" draw:shadow-offset-y="0.305cm"/>
    </style:style>
    <style:style style:name="gr25" style:family="graphic" style:parent-style-name="standard">
      <style:graphic-properties draw:stroke="none" svg:stroke-width="0.102cm" svg:stroke-color="#00ffff" draw:marker-start-width="0.352cm" draw:marker-end-width="0.352cm" draw:fill="solid" draw:fill-color="#808080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26" style:family="graphic" style:parent-style-name="standard">
      <style:graphic-properties draw:stroke="none" svg:stroke-width="0.102cm" svg:stroke-color="#000000" draw:marker-start-width="0.457cm" draw:marker-end="Arrow" draw:marker-end-width="0.61cm" draw:fill="none" draw:fill-color="#ffffff" draw:auto-grow-height="true" draw:auto-grow-width="false" fo:max-height="0cm" fo:min-height="1.438cm" fo:padding-top="0.176cm" fo:padding-bottom="0.176cm" fo:padding-left="0.301cm" fo:padding-right="0.301cm"/>
    </style:style>
    <style:style style:name="gr27" style:family="graphic" style:parent-style-name="standard">
      <style:graphic-properties draw:stroke="dash" draw:stroke-dash="Fine_20_Dashed" svg:stroke-width="0.102cm" svg:stroke-color="#ffffff" draw:marker-start-width="0.457cm" draw:marker-end="Arrow" draw:marker-end-width="0.508cm" draw:textarea-horizontal-align="center" draw:textarea-vertical-align="middle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subtitle">
      <style:graphic-properties draw:fill-color="#ffffff" draw:auto-grow-height="true" fo:min-height="13.86cm"/>
    </style:style>
    <style:style style:name="pr8" style:family="presentation" style:parent-style-name="Default-title">
      <style:graphic-properties fo:min-height="3.256cm"/>
    </style:style>
    <style:style style:name="pr9" style:family="presentation" style:parent-style-name="Default-subtitle">
      <style:graphic-properties draw:fill-color="#ffffff" draw:auto-grow-height="true" fo:min-height="2.705cm"/>
    </style:style>
    <style:style style:name="pr10" style:family="presentation" style:parent-style-name="Default-title">
      <style:graphic-properties fo:min-height="2.825cm"/>
    </style:style>
    <style:style style:name="pr11" style:family="presentation" style:parent-style-name="Default-subtitle">
      <style:graphic-properties draw:fill-color="#ffffff" fo:min-height="2.276cm"/>
    </style:style>
    <style:style style:name="pr12" style:family="presentation" style:parent-style-name="Default-subtitle">
      <style:graphic-properties draw:fill-color="#ffffff" fo:min-height="8.006cm"/>
    </style:style>
    <style:style style:name="pr13" style:family="presentation" style:parent-style-name="Default-outline1">
      <style:graphic-properties fo:min-height="1.886cm"/>
    </style:style>
    <style:style style:name="pr14" style:family="presentation" style:parent-style-name="Default-outline1">
      <style:graphic-properties draw:stroke="none" draw:fill="none" fo:min-height="1.412cm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18pt" style:font-size-complex="18pt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family="'Times New Roman'" style:font-family-generic="roman" style:font-pitch="variable" fo:font-size="36pt" fo:font-style="italic" style:font-family-asian="Mathematica5" style:font-charset-asian="x-symbol" style:font-size-asian="36pt" style:font-style-asian="italic" style:font-family-complex="Mathematica5" style:font-charset-complex="x-symbol" style:font-size-complex="36pt" style:font-style-complex="italic"/>
    </style:style>
    <style:style style:name="P7" style:family="paragraph">
      <style:paragraph-properties style:text-autospace="none"/>
      <style:text-properties fo:font-family="'Times New Roman'" style:font-family-generic="roman" style:font-pitch="variable" fo:font-size="13pt" fo:font-style="italic" style:font-family-asian="Mathematica5" style:font-charset-asian="x-symbol" style:font-size-asian="13pt" style:font-style-asian="italic" style:font-family-complex="Mathematica5" style:font-charset-complex="x-symbol" style:font-size-complex="7.40000009536743pt" style:font-style-complex="italic"/>
    </style:style>
    <style:style style:name="P8" style:family="paragraph">
      <style:text-properties fo:font-family="Mathematica1" style:font-style-name="Regular" fo:font-size="36pt" style:font-size-asian="36pt" style:font-size-complex="36pt"/>
    </style:style>
    <style:style style:name="P9" style:family="paragraph">
      <style:paragraph-properties style:text-autospace="none"/>
      <style:text-properties fo:font-family="Mathematica1" style:font-style-name="Regular" fo:font-size="36pt" fo:font-style="italic" style:font-family-asian="Mathematica5" style:font-charset-asian="x-symbol" style:font-size-asian="36pt" style:font-style-asian="italic" style:font-family-complex="Mathematica5" style:font-charset-complex="x-symbol" style:font-size-complex="36pt" style:font-style-complex="italic"/>
    </style:style>
    <style:style style:name="P10" style:family="paragraph">
      <style:paragraph-properties style:text-autospace="none"/>
      <style:text-properties fo:font-family="'Times New Roman'" style:font-family-generic="roman" style:font-pitch="variable" fo:font-size="28pt" fo:font-style="italic" style:font-family-asian="Mathematica5" style:font-charset-asian="x-symbol" style:font-size-asian="28pt" style:font-style-asian="italic" style:font-family-complex="Mathematica5" style:font-charset-complex="x-symbol" style:font-size-complex="28pt" style:font-style-complex="italic"/>
    </style:style>
    <style:style style:name="P11" style:family="paragraph">
      <style:paragraph-properties style:text-autospace="none"/>
      <style:text-properties fo:font-family="'Times New Roman'" style:font-family-generic="roman" style:font-pitch="variable" fo:font-size="36pt" fo:font-style="normal" style:font-family-asian="Mathematica5" style:font-charset-asian="x-symbol" style:font-size-asian="36pt" style:font-style-asian="normal" style:font-family-complex="Mathematica5" style:font-charset-complex="x-symbol" style:font-size-complex="36pt" style:font-style-complex="normal"/>
    </style:style>
    <style:style style:name="P12" style:family="paragraph">
      <style:paragraph-properties style:text-autospace="none"/>
      <style:text-properties fo:font-weight="bold" style:font-weight-asian="bold" style:font-weight-complex="bold"/>
    </style:style>
    <style:style style:name="P13" style:family="paragraph">
      <style:paragraph-properties style:text-autospace="none"/>
      <style:text-properties fo:font-family="'Times New Roman'" style:font-family-generic="roman" style:font-pitch="variable" fo:font-size="36pt" fo:font-style="normal" fo:font-weight="bold" style:font-family-asian="Mathematica5" style:font-charset-asian="x-symbol" style:font-size-asian="36pt" style:font-style-asian="normal" style:font-weight-asian="bold" style:font-family-complex="Mathematica5" style:font-charset-complex="x-symbol" style:font-size-complex="36pt" style:font-style-complex="normal" style:font-weight-complex="bold"/>
    </style:style>
    <style:style style:name="P14" style:family="paragraph">
      <style:text-properties fo:font-size="24pt" style:font-size-asian="18pt" style:font-size-complex="18pt"/>
    </style:style>
    <style:style style:name="P15" style:family="paragraph">
      <style:paragraph-properties fo:text-align="start"/>
    </style:style>
    <style:style style:name="P16" style:family="paragraph">
      <style:text-properties fo:color="#000000" fo:font-size="24pt" style:font-size-asian="18pt" style:font-size-complex="18pt"/>
    </style:style>
    <style:style style:name="P17" style:family="paragraph">
      <style:paragraph-properties fo:text-align="start"/>
      <style:text-properties fo:font-size="26pt" style:font-size-asian="26pt" style:font-size-complex="26pt"/>
    </style:style>
    <style:style style:name="P18" style:family="paragraph">
      <style:paragraph-properties style:text-autospace="none"/>
      <style:text-properties fo:font-style="italic" style:font-style-asian="italic" style:font-style-complex="italic"/>
    </style:style>
    <style:style style:name="P19" style:family="paragraph">
      <style:paragraph-properties fo:text-align="start"/>
      <style:text-properties fo:color="#ffffff" fo:font-size="32pt" style:font-size-asian="32pt" style:font-size-complex="32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18pt" style:font-size-complex="18pt"/>
    </style:style>
    <style:style style:name="T4" style:family="text">
      <style:text-properties style:use-window-font-color="true" style:text-outline="false" style:text-line-through-style="none" fo:font-family="'Times New Roman'" style:font-family-generic="roman" style:font-pitch="variable" fo:font-size="36pt" fo:font-style="italic" fo:text-shadow="none" style:text-underline-style="none" fo:font-weight="normal" style:letter-kerning="true" style:font-family-asian="Mathematica5" style:font-charset-asian="x-symbol" style:font-size-asian="36pt" style:font-style-asian="italic" style:font-weight-asian="normal" style:font-family-complex="Mathematica5" style:font-charset-complex="x-symbol" style:font-size-complex="36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Times New Roman'" style:font-family-generic="roman" style:font-pitch="variable" fo:font-size="36pt" fo:font-style="normal" fo:text-shadow="none" style:text-underline-style="none" fo:font-weight="normal" style:letter-kerning="true" style:font-family-asian="Mathematica5" style:font-charset-asian="x-symbol" style:font-size-asian="36pt" style:font-style-asian="normal" style:font-weight-asian="normal" style:font-family-complex="Mathematica5" style:font-charset-complex="x-symbo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Mathematica1" style:font-style-name="Regular" fo:font-size="36pt" fo:text-shadow="none" style:text-underline-style="none" fo:font-weight="normal" style:letter-kerning="true" style:font-family-asian="Mathematica5" style:font-charset-asian="x-symbol" style:font-size-asian="36pt" style:font-weight-asian="normal" style:font-family-complex="Mathematica5" style:font-charset-complex="x-symbol" style:font-size-complex="36pt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sub 58%" fo:font-family="'Times New Roman'" style:font-family-generic="roman" style:font-pitch="variable" fo:font-size="36pt" fo:font-style="italic" fo:text-shadow="none" style:text-underline-style="none" fo:font-weight="normal" style:letter-kerning="true" style:font-family-asian="Mathematica5" style:font-charset-asian="x-symbol" style:font-size-asian="36pt" style:font-style-asian="italic" style:font-weight-asian="normal" style:font-family-complex="Mathematica5" style:font-charset-complex="x-symbol" style:font-size-complex="36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Times New Roman'" style:font-family-generic="roman" style:font-pitch="variable" fo:font-size="28pt" fo:font-style="italic" fo:text-shadow="none" style:text-underline-style="none" fo:font-weight="normal" style:letter-kerning="true" style:font-family-asian="Mathematica5" style:font-charset-asian="x-symbol" style:font-size-asian="28pt" style:font-style-asian="italic" style:font-weight-asian="normal" style:font-family-complex="Mathematica5" style:font-charset-complex="x-symbol" style:font-size-complex="2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'Times New Roman'" style:font-family-generic="roman" style:font-pitch="variable" fo:font-size="36pt" fo:font-style="normal" fo:text-shadow="none" style:text-underline-style="none" fo:font-weight="normal" style:letter-kerning="true" style:font-family-asian="Mathematica5" style:font-charset-asian="x-symbol" style:font-size-asian="36pt" style:font-style-asian="normal" style:font-weight-asian="normal" style:font-family-complex="Mathematica5" style:font-charset-complex="x-symbo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Times New Roman'" style:font-family-generic="roman" style:font-pitch="variable" fo:font-size="36pt" fo:font-style="normal" fo:text-shadow="none" style:text-underline-style="none" fo:font-weight="bold" style:letter-kerning="true" style:font-family-asian="Mathematica5" style:font-charset-asian="x-symbol" style:font-size-asian="36pt" style:font-style-asian="normal" style:font-weight-asian="bold" style:font-family-complex="Mathematica5" style:font-charset-complex="x-symbol" style:font-size-complex="3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24pt" style:font-size-asian="18pt" style:font-size-complex="18pt"/>
    </style:style>
    <style:style style:name="T12" style:family="text">
      <style:text-properties style:use-window-font-color="true" style:text-outline="false" style:text-line-through-style="none" fo:font-family="Mathematica1" style:font-charset="x-symbol" fo:font-size="36pt" fo:font-style="normal" fo:text-shadow="none" style:text-underline-style="none" fo:font-weight="normal" style:letter-kerning="true" style:font-family-asian="Mathematica1" style:font-charset-asian="x-symbol" style:font-size-asian="36pt" style:font-style-asian="normal" style:font-weight-asian="normal" style:font-family-complex="Mathematica1" style:font-charset-complex="x-symbo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sub 58%" fo:font-size="24pt" style:font-size-asian="18pt" style:font-size-complex="18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000000" fo:font-size="24pt" style:font-size-asian="18pt" style:font-size-complex="18pt"/>
    </style:style>
    <style:style style:name="T17" style:family="text">
      <style:text-properties fo:color="#000000" style:text-position="sub 58%" fo:font-size="24pt" style:font-size-asian="18pt" style:font-size-complex="18pt"/>
    </style:style>
    <style:style style:name="T18" style:family="text">
      <style:text-properties style:use-window-font-color="true" style:text-outline="false" style:text-line-through-style="none" fo:font-family="Mathematica1" style:font-charset="x-symbol" fo:font-size="24pt" fo:font-style="normal" fo:text-shadow="none" style:text-underline-style="none" fo:font-weight="normal" style:letter-kerning="true" style:font-family-asian="Mathematica1" style:font-charset-asian="x-symbol" style:font-size-asian="18pt" style:font-style-asian="normal" style:font-weight-asian="normal" style:font-family-complex="Mathematica1" style:font-charset-complex="x-symbo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position="0% 100%" fo:font-size="24pt" style:font-size-asian="18pt" style:font-size-complex="18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style:use-window-font-color="true" style:text-outline="false" style:text-line-through-style="none" fo:font-family="Mathematica1" style:font-charset="x-symbol" fo:font-size="26pt" fo:font-style="normal" fo:text-shadow="none" style:text-underline-style="none" fo:font-weight="normal" style:letter-kerning="true" style:font-family-asian="Mathematica1" style:font-charset-asian="x-symbol" style:font-size-asian="26pt" style:font-style-asian="normal" style:font-weight-asian="normal" style:font-family-complex="Mathematica1" style:font-charset-complex="x-symbo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Mathematica5" style:font-charset="x-symbol" fo:font-size="40pt" fo:font-style="normal" fo:text-shadow="none" style:text-underline-style="none" fo:font-weight="normal" style:letter-kerning="true" style:font-family-asian="Mathematica5" style:font-charset-asian="x-symbol" style:font-size-asian="40pt" style:font-style-asian="normal" style:font-weight-asian="normal" style:font-family-complex="Mathematica5" style:font-charset-complex="x-symbol" style:font-size-complex="4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fo:font-family="Mathematica1" style:font-charset="x-symbol" fo:font-size="40pt" fo:font-style="normal" fo:text-shadow="none" style:text-underline-style="none" fo:font-weight="normal" style:letter-kerning="true" style:font-family-asian="Mathematica1" style:font-charset-asian="x-symbol" style:font-size-asian="40pt" style:font-style-asian="normal" style:font-weight-asian="normal" style:font-family-complex="Mathematica1" style:font-charset-complex="x-symbol" style:font-size-complex="4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use-window-font-color="true" style:text-outline="false" style:text-line-through-style="none" fo:font-family="Mathematica3" style:font-charset="x-symbol" fo:font-size="40pt" fo:font-style="normal" fo:text-shadow="none" style:text-underline-style="none" fo:font-weight="normal" style:letter-kerning="true" style:font-family-asian="Mathematica3" style:font-charset-asian="x-symbol" style:font-size-asian="40pt" style:font-style-asian="normal" style:font-weight-asian="normal" style:font-family-complex="Mathematica3" style:font-charset-complex="x-symbol" style:font-size-complex="4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fo:font-family="Mathematica5" style:font-charset="x-symbol" fo:font-size="40pt" fo:font-style="normal" fo:text-shadow="none" style:text-underline-style="none" fo:font-weight="normal" style:letter-kerning="true" style:font-family-asian="Mathematica5" style:font-charset-asian="x-symbol" style:font-size-asian="40pt" style:font-style-asian="normal" style:font-weight-asian="normal" style:font-family-complex="Mathematica5" style:font-charset-complex="x-symbol" style:font-size-complex="4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fo:font-family="Mathematica5" style:font-charset="x-symbol" fo:font-style="normal" fo:text-shadow="none" style:text-underline-style="none" fo:font-weight="normal" style:letter-kerning="true" style:font-family-asian="Mathematica5" style:font-charset-asian="x-symbol" style:font-style-asian="normal" style:font-weight-asian="normal" style:font-family-complex="Mathematica5" style:font-charset-complex="x-symbol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Basic categorical log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2" draw:layer="layout" svg:width="25.199cm" svg:height="3.506cm" svg:x="1.4cm" svg:y="0.837cm" presentation:class="title">
          <draw:text-box>
            <text:p><text:span text:style-name="T2">Basic category theory</text:span></text:p>
          </draw:text-box>
        </draw:frame>
        <draw:frame presentation:style-name="pr4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text-style-name="P2" draw:layer="layout" svg:width="25.199cm" svg:height="3.506cm" svg:x="1.4cm" svg:y="0.837cm" presentation:class="title">
          <draw:text-box>
            <text:p><text:span text:style-name="T2">Monic and epic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nic = injection = one-one</text:p>
              </text:list-item>
              <text:list-item>
                <text:p>Epic = surjection = ont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text-style-name="P2" draw:layer="layout" svg:width="25.199cm" svg:height="3.506cm" svg:x="1.439cm" svg:y="0.915cm" presentation:class="title" presentation:user-transformed="true">
          <draw:text-box>
            <text:p><text:span text:style-name="T2">Injection (</text:span><text:span text:style-name="T2">单射</text:span><text:span text:style-name="T2">)</text:span></text:p>
          </draw:text-box>
        </draw:frame>
        <draw:path draw:style-name="gr2" draw:text-style-name="P3" draw:layer="layout" svg:width="6.282cm" svg:height="10.178cm" draw:transform="rotate (3.1415926535892) translate (10.8014716829997cm 15.0571983517259cm)" svg:viewBox="0 0 6283 10179" svg:d="m2941 39c2491-389 3657 2140 3268 6575s-5603 5331-6186-777c-156-3191 427-5409 2918-5798z">
          <text:p/>
        </draw:path>
        <draw:path draw:style-name="gr3" draw:text-style-name="P3" draw:layer="layout" svg:width="6.282cm" svg:height="10.178cm" draw:transform="rotate (3.1415926535892) translate (22.5144716829997cm 15.1761983517259cm)" svg:viewBox="0 0 6283 10179" svg:d="m2941 39c2491-389 3657 2140 3268 6575s-5603 5331-6186-777c-156-3191 427-5409 2918-5798z">
          <text:p/>
        </draw:path>
        <draw:line draw:style-name="gr4" draw:text-style-name="P3" draw:layer="layout" svg:x1="7.355cm" svg:y1="7.509cm" svg:x2="19.767cm" svg:y2="9.96cm">
          <text:p/>
        </draw:line>
        <draw:line draw:style-name="gr4" draw:text-style-name="P3" draw:layer="layout" svg:x1="7.588cm" svg:y1="12.139cm" svg:x2="19.767cm" svg:y2="9.96cm">
          <text:p/>
        </draw:line>
        <draw:ellipse draw:style-name="gr5" draw:text-style-name="P3" draw:layer="layout" svg:width="0.234cm" svg:height="0.273cm" svg:x="20.012cm" svg:y="9.863cm">
          <text:p/>
        </draw:ellipse>
        <draw:custom-shape draw:style-name="gr6" draw:text-style-name="P3" draw:layer="layout" svg:width="2.606cm" svg:height="2.646cm" draw:transform="rotate (0.812974365578805) translate (11.743cm 9.91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737.1924746743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18.211cm" svg:height="2.547cm" svg:x="5.29cm" svg:y="16.965cm">
          <draw:text-box>
            <text:p><text:span text:style-name="T3">In an injection no 2 source elements can map to the same target elemen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text-style-name="P2" draw:layer="layout" svg:width="25.199cm" svg:height="3.506cm" svg:x="1.4cm" svg:y="0.837cm" presentation:class="title">
          <draw:text-box>
            <text:p><text:span text:style-name="T2">Surjection (</text:span><text:span text:style-name="T2">滿射</text:span><text:span text:style-name="T2">)</text:span></text:p>
          </draw:text-box>
        </draw:frame>
        <draw:path draw:style-name="gr2" draw:text-style-name="P3" draw:layer="layout" svg:width="6.282cm" svg:height="10.178cm" draw:transform="rotate (3.1415926535892) translate (10.8024716829998cm 15.0571983517259cm)" svg:viewBox="0 0 6283 10179" svg:d="m2941 39c2491-389 3657 2140 3268 6575s-5603 5331-6186-777c-156-3191 427-5409 2918-5798z">
          <text:p/>
        </draw:path>
        <draw:path draw:style-name="gr3" draw:text-style-name="P3" draw:layer="layout" svg:width="6.282cm" svg:height="10.178cm" draw:transform="rotate (3.1415926535892) translate (22.5154716829997cm 15.1761983517259cm)" svg:viewBox="0 0 6283 10179" svg:d="m2941 39c2491-389 3657 2140 3268 6575s-5603 5331-6186-777c-156-3191 427-5409 2918-5798z">
          <text:p/>
        </draw:path>
        <draw:line draw:style-name="gr4" draw:text-style-name="P3" draw:layer="layout" svg:x1="7.201cm" svg:y1="13.19cm" svg:x2="18.872cm" svg:y2="13.696cm">
          <text:p/>
        </draw:line>
        <draw:ellipse draw:style-name="gr5" draw:text-style-name="P3" draw:layer="layout" svg:width="0.234cm" svg:height="0.273cm" svg:x="19.39cm" svg:y="7.545cm">
          <text:p/>
        </draw:ellipse>
        <draw:frame draw:style-name="gr7" draw:text-style-name="P4" draw:layer="layout" svg:width="18.211cm" svg:height="2.547cm" svg:x="5.291cm" svg:y="16.966cm">
          <draw:text-box>
            <text:p><text:span text:style-name="T3">In a surjection all elements in the target are mapped to.</text:span></text:p>
          </draw:text-box>
        </draw:frame>
        <draw:ellipse draw:style-name="gr5" draw:text-style-name="P3" draw:layer="layout" svg:width="0.234cm" svg:height="0.273cm" svg:x="19.39cm" svg:y="8.946cm">
          <text:p/>
        </draw:ellipse>
        <draw:ellipse draw:style-name="gr5" draw:text-style-name="P3" draw:layer="layout" svg:width="0.234cm" svg:height="0.273cm" svg:x="19.39cm" svg:y="10.346cm">
          <text:p/>
        </draw:ellipse>
        <draw:ellipse draw:style-name="gr5" draw:text-style-name="P3" draw:layer="layout" svg:width="0.234cm" svg:height="0.273cm" svg:x="19.39cm" svg:y="12.146cm">
          <text:p/>
        </draw:ellipse>
        <draw:ellipse draw:style-name="gr5" draw:text-style-name="P3" draw:layer="layout" svg:width="0.234cm" svg:height="0.273cm" svg:x="19.39cm" svg:y="6.246cm">
          <text:p/>
        </draw:ellipse>
        <draw:ellipse draw:style-name="gr5" draw:text-style-name="P3" draw:layer="layout" svg:width="0.234cm" svg:height="0.273cm" svg:x="19.39cm" svg:y="13.646cm">
          <text:p/>
        </draw:ellipse>
        <draw:line draw:style-name="gr4" draw:text-style-name="P3" draw:layer="layout" svg:x1="7.319cm" svg:y1="7.237cm" svg:x2="18.99cm" svg:y2="7.743cm">
          <text:p/>
        </draw:line>
        <draw:line draw:style-name="gr4" draw:text-style-name="P3" draw:layer="layout" svg:x1="7.24cm" svg:y1="8.599cm" svg:x2="18.911cm" svg:y2="9.105cm">
          <text:p/>
        </draw:line>
        <draw:line draw:style-name="gr4" draw:text-style-name="P3" draw:layer="layout" svg:x1="7.319cm" svg:y1="9.922cm" svg:x2="18.99cm" svg:y2="10.428cm">
          <text:p/>
        </draw:line>
        <draw:line draw:style-name="gr4" draw:text-style-name="P3" draw:layer="layout" svg:x1="7.163cm" svg:y1="11.711cm" svg:x2="18.834cm" svg:y2="12.217cm">
          <text:p/>
        </draw:line>
        <draw:line draw:style-name="gr4" draw:text-style-name="P3" draw:layer="layout" svg:x1="7.202cm" svg:y1="5.836cm" svg:x2="18.873cm" svg:y2="6.342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text-style-name="P2" draw:layer="layout" svg:width="25.199cm" svg:height="3.506cm" svg:x="1.4cm" svg:y="0.837cm" presentation:class="title">
          <draw:text-box>
            <text:p><text:span text:style-name="T2">Section and retraction</text:span>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7" draw:layer="layout" svg:width="25.199cm" svg:height="13.86cm" svg:x="1.4cm" svg:y="4.914cm" presentation:class="subtitle" presentation:placeholder="true" presentation:user-transformed="true">
          <draw:text-box/>
        </draw:frame>
        <draw:frame presentation:style-name="pr8" draw:text-style-name="P2" draw:layer="layout" svg:width="25.199cm" svg:height="3.256cm" svg:x="1.4cm" svg:y="0.962cm" presentation:class="title">
          <draw:text-box>
            <text:p><text:span text:style-name="T2">Subobj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9" draw:layer="layout" svg:width="25.199cm" svg:height="2.705cm" svg:x="1.4cm" svg:y="16.069cm" presentation:class="subtitle" presentation:placeholder="true" presentation:user-transformed="true">
          <draw:text-box/>
        </draw:frame>
        <draw:frame presentation:style-name="pr8" draw:text-style-name="P2" draw:layer="layout" svg:width="25.199cm" svg:height="3.256cm" svg:x="1.4cm" svg:y="0.962cm" presentation:class="title">
          <draw:text-box>
            <text:p><text:span text:style-name="T2">Subobject classifier</text:span></text:p>
          </draw:text-box>
        </draw:frame>
        <draw:line draw:style-name="gr4" draw:text-style-name="P3" draw:layer="layout" svg:x1="12.256cm" svg:y1="6.964cm" svg:x2="15.797cm" svg:y2="6.963cm">
          <text:p/>
        </draw:line>
        <draw:frame draw:style-name="gr7" draw:text-style-name="P6" draw:layer="layout" svg:width="1.011cm" svg:height="1.758cm" svg:x="13.191cm" svg:y="5.058cm">
          <draw:text-box>
            <text:p text:style-name="P5"><text:span text:style-name="T4">f</text:span></text:p>
          </draw:text-box>
        </draw:frame>
        <draw:frame draw:style-name="gr7" draw:text-style-name="P6" draw:layer="layout" svg:width="1.011cm" svg:height="1.758cm" svg:x="10.118cm" svg:y="5.953cm">
          <draw:text-box>
            <text:p text:style-name="P5"><text:span text:style-name="T4">a</text:span></text:p>
          </draw:text-box>
        </draw:frame>
        <draw:frame draw:style-name="gr7" draw:text-style-name="P6" draw:layer="layout" svg:width="1.011cm" svg:height="1.758cm" svg:x="15.837cm" svg:y="6.109cm">
          <draw:text-box>
            <text:p text:style-name="P5"><text:span text:style-name="T4">d</text:span></text:p>
          </draw:text-box>
        </draw:frame>
        <draw:frame draw:style-name="gr8" draw:text-style-name="P7" draw:layer="layout" svg:width="1.438cm" svg:height="1.759cm" svg:x="15.799cm" svg:y="11.361cm">
          <draw:text-box>
            <text:p text:style-name="P5"><text:span text:style-name="T5">Ω</text:span></text:p>
          </draw:text-box>
        </draw:frame>
        <draw:frame draw:style-name="gr7" draw:text-style-name="P9" draw:layer="layout" svg:width="2.371cm" svg:height="2.174cm" svg:x="17.006cm" svg:y="8.092cm">
          <draw:text-box>
            <text:p text:style-name="P8"><text:span text:style-name="T6">c</text:span><text:span text:style-name="T7">f</text:span></text:p>
          </draw:text-box>
        </draw:frame>
        <draw:frame draw:style-name="gr7" draw:text-style-name="P10" draw:layer="layout" svg:width="2.761cm" svg:height="1.45cm" svg:x="12.452cm" svg:y="10.233cm">
          <draw:text-box>
            <text:p text:style-name="P5"><text:span text:style-name="T8">true</text:span></text:p>
          </draw:text-box>
        </draw:frame>
        <draw:frame draw:style-name="gr7" draw:text-style-name="P11" draw:layer="layout" svg:width="1.011cm" svg:height="1.758cm" svg:x="10.235cm" svg:y="11.322cm">
          <draw:text-box>
            <text:p text:style-name="P5"><text:span text:style-name="T5">1</text:span></text:p>
          </draw:text-box>
        </draw:frame>
        <draw:frame draw:style-name="gr7" draw:text-style-name="P11" draw:layer="layout" svg:width="1.011cm" svg:height="1.758cm" svg:x="9.573cm" svg:y="8.598cm">
          <draw:text-box>
            <text:p text:style-name="P5"><text:span text:style-name="T5">!</text:span></text:p>
          </draw:text-box>
        </draw:frame>
        <draw:line draw:style-name="gr4" draw:text-style-name="P3" draw:layer="layout" svg:x1="11.634cm" svg:y1="12.218cm" svg:x2="15.603cm" svg:y2="12.178cm">
          <text:p/>
        </draw:line>
        <draw:frame draw:style-name="gr9" draw:text-style-name="P5" draw:layer="layout" svg:width="1.629cm" svg:height="1.657cm" svg:x="7.398cm" svg:y="6.643cm">
          <draw:text-box>
            <text:p text:style-name="P5"><text:span text:style-name="T9">!</text:span></text:p>
          </draw:text-box>
        </draw:frame>
        <draw:frame draw:style-name="gr7" draw:text-style-name="P13" draw:layer="layout" svg:width="1.321cm" svg:height="1.758cm" svg:x="11.286cm" svg:y="6.068cm">
          <draw:text-box>
            <text:p text:style-name="P12"><text:span text:style-name="T10">&gt;</text:span></text:p>
          </draw:text-box>
        </draw:frame>
        <draw:line draw:style-name="gr4" draw:text-style-name="P3" draw:layer="layout" svg:x1="16.498cm" svg:y1="7.782cm" svg:x2="16.459cm" svg:y2="11.362cm">
          <text:p/>
        </draw:line>
        <draw:line draw:style-name="gr4" draw:text-style-name="P3" draw:layer="layout" svg:x1="10.818cm" svg:y1="7.743cm" svg:x2="10.779cm" svg:y2="11.323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text-style-name="P2" draw:layer="layout" svg:width="25.199cm" svg:height="3.506cm" svg:x="1.4cm" svg:y="0.837cm" presentation:class="title">
          <draw:text-box>
            <text:p><text:span text:style-name="T2">Topos logic</text:span>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text-style-name="P2" draw:layer="layout" svg:width="25.199cm" svg:height="3.506cm" svg:x="1.4cm" svg:y="0.837cm" presentation:class="title">
          <draw:text-box>
            <text:p><text:span text:style-name="T2">Quantifi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0" draw:text-style-name="P2" draw:layer="layout" svg:width="25.199cm" svg:height="2.825cm" svg:x="1.283cm" svg:y="0.584cm" presentation:class="title" presentation:user-transformed="true">
          <draw:text-box>
            <text:p><text:span text:style-name="T2">Relations</text:span></text:p>
          </draw:text-box>
        </draw:frame>
        <draw:line draw:style-name="gr10" draw:text-style-name="P3" draw:layer="layout" svg:x1="4.787cm" svg:y1="18.127cm" svg:x2="4.864cm" svg:y2="8.283cm">
          <text:p/>
        </draw:line>
        <draw:line draw:style-name="gr10" draw:text-style-name="P3" draw:layer="layout" svg:x1="4.787cm" svg:y1="18.128cm" svg:x2="17.86cm" svg:y2="18.166cm">
          <text:p/>
        </draw:line>
        <draw:frame draw:style-name="gr11" draw:text-style-name="P14" draw:layer="layout" svg:width="2.412cm" svg:height="1.195cm" svg:x="6.966cm" svg:y="19.061cm">
          <draw:text-box>
            <text:p><text:span text:style-name="T11">John</text:span></text:p>
          </draw:text-box>
        </draw:frame>
        <draw:frame draw:style-name="gr11" draw:text-style-name="P14" draw:layer="layout" svg:width="2.412cm" svg:height="1.195cm" svg:x="12.218cm" svg:y="19.102cm">
          <draw:text-box>
            <text:p><text:span text:style-name="T11">Mary</text:span></text:p>
          </draw:text-box>
        </draw:frame>
        <draw:frame draw:style-name="gr12" draw:text-style-name="P14" draw:layer="layout" svg:width="3.152cm" svg:height="1.195cm" svg:x="0.623cm" svg:y="10.986cm">
          <draw:text-box>
            <text:p><text:span text:style-name="T11">Tennis</text:span></text:p>
          </draw:text-box>
        </draw:frame>
        <draw:frame draw:style-name="gr13" draw:text-style-name="P14" draw:layer="layout" svg:width="3.385cm" svg:height="1.321cm" svg:x="0.545cm" svg:y="13.593cm">
          <draw:text-box>
            <text:p><text:span text:style-name="T11">Soccer</text:span></text:p>
          </draw:text-box>
        </draw:frame>
        <draw:ellipse draw:style-name="gr5" draw:text-style-name="P3" draw:layer="layout" svg:width="0.234cm" svg:height="0.273cm" svg:x="7.943cm" svg:y="11.395cm">
          <text:p/>
        </draw:ellipse>
        <draw:ellipse draw:style-name="gr5" draw:text-style-name="P3" draw:layer="layout" svg:width="0.234cm" svg:height="0.273cm" svg:x="7.943cm" svg:y="14.096cm">
          <text:p/>
        </draw:ellipse>
        <draw:ellipse draw:style-name="gr5" draw:text-style-name="P3" draw:layer="layout" svg:width="0.234cm" svg:height="0.273cm" svg:x="13.243cm" svg:y="11.396cm">
          <text:p/>
        </draw:ellipse>
        <draw:frame presentation:style-name="pr11" draw:text-style-name="P15" draw:layer="layout" svg:width="24.981cm" svg:height="2.533cm" svg:x="1.944cm" svg:y="3.588cm" presentation:class="subtitle" presentation:user-transformed="true">
          <draw:text-box>
            <text:p text:style-name="P15">A <text:span text:style-name="T2">relation</text:span> is defined by its <text:span text:style-name="T2">graph</text:span> and can be represented spatially, eg:</text:p>
          </draw:text-box>
        </draw:frame>
        <draw:frame presentation:style-name="pr12" draw:text-style-name="P15" draw:layer="layout" svg:width="11.401cm" svg:height="8.006cm" svg:x="16.599cm" svg:y="8.493cm">
          <draw:text-box>
            <text:p text:style-name="P15">likes(john, tennis)</text:p>
            <text:p text:style-name="P15">likes(john, soccer)</text:p>
            <text:p text:style-name="P15">likes(mary, tennis)</text:p>
            <text:p text:style-name="P15"><text:span text:style-name="T12"> </text:span>likes(mary, soccer)</text:p>
          </draw:text-box>
        </draw:frame>
        <draw:frame draw:style-name="gr14" draw:text-style-name="P14" draw:layer="layout" svg:width="2.879cm" svg:height="1.471cm" svg:x="17.548cm" svg:y="18.521cm">
          <draw:text-box>
            <text:p><text:span text:style-name="T11">x</text:span><text:span text:style-name="T13">1</text:span></text:p>
          </draw:text-box>
        </draw:frame>
        <draw:frame draw:style-name="gr15" draw:text-style-name="P14" draw:layer="layout" svg:width="1.71cm" svg:height="2.554cm" svg:x="3.387cm" svg:y="7.213cm">
          <draw:text-box>
            <text:p><text:span text:style-name="T11">x</text:span><text:span text:style-name="T13">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path draw:style-name="gr16" draw:text-style-name="P3" draw:layer="layout" svg:width="7.33cm" svg:height="5.414cm" draw:transform="rotate (3.1415926535892) translate (16.5041666187658cm 14.8060055788952cm)" svg:viewBox="0 0 7331 5415" svg:d="m4558 1382c505-1984 3502-2141 2607 1594s-7393 2685-7159 156c428-3619 4047 234 4552-1750z">
          <text:p/>
        </draw:path>
        <draw:frame presentation:style-name="pr10" draw:text-style-name="P2" draw:layer="layout" svg:width="25.199cm" svg:height="2.825cm" svg:x="1.283cm" svg:y="0.585cm" presentation:class="title" presentation:user-transformed="true">
          <draw:text-box>
            <text:p><text:span text:style-name="T2">Relations</text:span></text:p>
          </draw:text-box>
        </draw:frame>
        <draw:line draw:style-name="gr10" draw:text-style-name="P3" draw:layer="layout" svg:x1="7.083cm" svg:y1="17.818cm" svg:x2="20.156cm" svg:y2="17.856cm">
          <text:p/>
        </draw:line>
        <draw:frame draw:style-name="gr17" draw:text-style-name="P14" draw:layer="layout" svg:width="2.412cm" svg:height="1.195cm" svg:x="9.262cm" svg:y="18.751cm">
          <draw:text-box>
            <text:p><text:span text:style-name="T11">John</text:span></text:p>
          </draw:text-box>
        </draw:frame>
        <draw:frame draw:style-name="gr17" draw:text-style-name="P14" draw:layer="layout" svg:width="2.412cm" svg:height="1.195cm" svg:x="14.514cm" svg:y="18.792cm">
          <draw:text-box>
            <text:p><text:span text:style-name="T11">Mary</text:span></text:p>
          </draw:text-box>
        </draw:frame>
        <draw:frame draw:style-name="gr18" draw:text-style-name="P14" draw:layer="layout" svg:width="3.152cm" svg:height="1.195cm" svg:x="2.919cm" svg:y="10.676cm">
          <draw:text-box>
            <text:p><text:span text:style-name="T11">Tennis</text:span></text:p>
          </draw:text-box>
        </draw:frame>
        <draw:frame draw:style-name="gr19" draw:text-style-name="P14" draw:layer="layout" svg:width="3.385cm" svg:height="1.321cm" svg:x="2.841cm" svg:y="13.283cm">
          <draw:text-box>
            <text:p><text:span text:style-name="T11">Soccer</text:span></text:p>
          </draw:text-box>
        </draw:frame>
        <draw:ellipse draw:style-name="gr5" draw:text-style-name="P3" draw:layer="layout" svg:width="0.234cm" svg:height="0.273cm" svg:x="10.239cm" svg:y="11.085cm">
          <text:p/>
        </draw:ellipse>
        <draw:ellipse draw:style-name="gr5" draw:text-style-name="P3" draw:layer="layout" svg:width="0.234cm" svg:height="0.273cm" svg:x="10.239cm" svg:y="13.786cm">
          <text:p/>
        </draw:ellipse>
        <draw:ellipse draw:style-name="gr5" draw:text-style-name="P3" draw:layer="layout" svg:width="0.234cm" svg:height="0.273cm" svg:x="15.539cm" svg:y="11.086cm">
          <text:p/>
        </draw:ellipse>
        <draw:frame presentation:style-name="pr11" draw:text-style-name="P15" draw:layer="layout" svg:width="24.981cm" svg:height="2.533cm" svg:x="1.944cm" svg:y="3.589cm">
          <draw:text-box>
            <text:p text:style-name="P15">For illustration's sake assume that the domains are <text:span text:style-name="T14">continuous</text:span> so the graph looks like this:</text:p>
          </draw:text-box>
        </draw:frame>
        <draw:frame draw:style-name="gr20" draw:text-style-name="P14" draw:layer="layout" svg:width="2.879cm" svg:height="1.471cm" svg:x="19.844cm" svg:y="18.211cm">
          <draw:text-box>
            <text:p><text:span text:style-name="T11">x</text:span><text:span text:style-name="T13">1</text:span></text:p>
          </draw:text-box>
        </draw:frame>
        <draw:frame draw:style-name="gr21" draw:text-style-name="P14" draw:layer="layout" svg:width="1.71cm" svg:height="1.542cm" svg:x="5.683cm" svg:y="6.903cm">
          <draw:text-box>
            <text:p><text:span text:style-name="T11">x</text:span><text:span text:style-name="T13">2</text:span></text:p>
          </draw:text-box>
        </draw:frame>
        <draw:line draw:style-name="gr10" draw:text-style-name="P3" draw:layer="layout" svg:x1="7.083cm" svg:y1="17.817cm" svg:x2="7.16cm" svg:y2="7.973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path draw:style-name="gr16" draw:text-style-name="P3" draw:layer="layout" svg:width="6.312cm" svg:height="4.687cm" draw:transform="rotate (3.1415926535892) translate (24.8631434816899cm 14.3770048309215cm)" svg:viewBox="0 0 6313 4688" svg:d="m3925 1197c435-1718 3016-1854 2245 1380s-6366 2325-6165 135c369-3134 3485 203 3920-1515z">
          <text:p/>
        </draw:path>
        <draw:frame presentation:style-name="Default-title" draw:text-style-name="P2" draw:layer="layout" svg:width="25.199cm" svg:height="1.737cm" svg:x="1.4cm" svg:y="0.701cm" presentation:class="title" presentation:user-transformed="true">
          <draw:text-box>
            <text:p><text:span text:style-name="T2">Existential quantification</text:span></text:p>
          </draw:text-box>
        </draw:frame>
        <draw:line draw:style-name="gr10" draw:text-style-name="P3" draw:layer="layout" svg:x1="15.292cm" svg:y1="16.689cm" svg:x2="25.018cm" svg:y2="16.731cm">
          <text:p/>
        </draw:line>
        <draw:frame presentation:style-name="pr11" draw:text-style-name="P15" draw:layer="layout" svg:width="20.429cm" svg:height="2.545cm" svg:x="3.267cm" svg:y="3.038cm">
          <draw:text-box>
            <text:p text:style-name="P15">Existential quantification, <text:span text:style-name="T12">$</text:span>, is equivalent to <text:span text:style-name="T15">projection</text:span> onto the domain of R:</text:p>
          </draw:text-box>
        </draw:frame>
        <draw:frame draw:style-name="gr20" draw:text-style-name="P14" draw:layer="layout" svg:width="1.828cm" svg:height="1.471cm" svg:x="25.213cm" svg:y="16.07cm">
          <draw:text-box>
            <text:p><text:span text:style-name="T11">x</text:span><text:span text:style-name="T13">1</text:span></text:p>
          </draw:text-box>
        </draw:frame>
        <draw:frame draw:style-name="gr21" draw:text-style-name="P14" draw:layer="layout" svg:width="1.71cm" svg:height="1.542cm" svg:x="13.814cm" svg:y="6.629cm">
          <draw:text-box>
            <text:p><text:span text:style-name="T11">x</text:span><text:span text:style-name="T13">2</text:span></text:p>
          </draw:text-box>
        </draw:frame>
        <draw:line draw:style-name="gr10" draw:text-style-name="P3" draw:layer="layout" svg:x1="15.292cm" svg:y1="16.688cm" svg:x2="15.369cm" svg:y2="6.844cm">
          <text:p/>
        </draw:line>
        <draw:line draw:style-name="gr22" draw:text-style-name="P3" draw:layer="layout" svg:x1="15.394cm" svg:y1="9.766cm" svg:x2="21.544cm" svg:y2="9.766cm">
          <text:p/>
        </draw:line>
        <draw:line draw:style-name="gr22" draw:text-style-name="P3" draw:layer="layout" svg:x1="15.394cm" svg:y1="14.311cm" svg:x2="19.609cm" svg:y2="14.318cm">
          <text:p/>
        </draw:line>
        <draw:line draw:style-name="gr23" draw:text-style-name="P3" draw:layer="layout" svg:x1="15.313cm" svg:y1="9.765cm" svg:x2="15.274cm" svg:y2="14.318cm">
          <text:p/>
        </draw:line>
        <draw:frame draw:style-name="gr21" draw:text-style-name="P16" draw:layer="layout" svg:width="3.227cm" svg:height="1.542cm" svg:x="20.312cm" svg:y="10.638cm">
          <draw:text-box>
            <text:p><text:span text:style-name="T16">x</text:span><text:span text:style-name="T17">1 </text:span><text:span text:style-name="T16">R x</text:span><text:span text:style-name="T17">2</text:span></text:p>
          </draw:text-box>
        </draw:frame>
        <draw:frame draw:style-name="gr24" draw:text-style-name="P14" draw:layer="layout" svg:width="5.601cm" svg:height="1.618cm" svg:x="9.962cm" svg:y="10.015cm">
          <draw:text-box>
            <text:p><text:span text:style-name="T18">$</text:span><text:span text:style-name="T11">y. (y</text:span><text:span text:style-name="T13"> </text:span><text:span text:style-name="T11">R x</text:span><text:span text:style-name="T13">2</text:span><text:span text:style-name="T19">) = </text:span></text:p>
          </draw:text-box>
        </draw:frame>
        <draw:frame presentation:style-name="pr11" draw:text-style-name="P15" draw:layer="layout" svg:width="23.618cm" svg:height="2.533cm" svg:x="2.412cm" svg:y="18.064cm">
          <draw:text-box>
            <text:p text:style-name="P15">Due to the shape of this projection, this kind of algebra is called <text:span text:style-name="T2">cylindrical algebra</text:span>.</text:p>
          </draw:text-box>
        </draw:frame>
        <draw:custom-shape draw:style-name="gr25" draw:text-style-name="P17" draw:layer="layout" svg:width="11.711cm" svg:height="4.903cm" svg:x="0.74cm" svg:y="12.179cm">
          <text:p text:style-name="P15"><text:span text:style-name="T20">If this set = </text:span><text:span text:style-name="T21"> </text:span><text:span text:style-name="T20"><text:s/>then</text:span></text:p>
          <text:p text:style-name="P15"><text:span text:style-name="T20">the existential statement </text:span></text:p>
          <text:p text:style-name="P15"><text:span text:style-name="T20">is false.</text:span></text:p>
          <draw:enhanced-geometry svg:viewBox="0 0 21600 21600" draw:text-areas="800 800 20800 20800" draw:type="round-rectangular-callout" draw:modifiers="25690.5737704918 -682.7079934747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text-style-name="P2" draw:layer="layout" svg:width="25.199cm" svg:height="3.506cm" svg:x="1.4cm" svg:y="0.837cm" presentation:class="title">
          <draw:text-box>
            <text:p><text:span text:style-name="T2">Adjunction</text:span></text:p>
          </draw:text-box>
        </draw:frame>
        <draw:frame presentation:style-name="pr6" draw:text-style-name="P15" draw:layer="layout" svg:width="22.257cm" svg:height="13.859cm" svg:x="3.19cm" svg:y="5.42cm" presentation:class="outline" presentation:user-transformed="true">
          <draw:text-box>
            <text:p text:style-name="P15">An <text:span text:style-name="T2">isomorphism</text:span> between 2 categories</text:p>
            <text:p text:style-name="P15"><text:span text:style-name="T22"><text:s text:c="12"/></text:span><text:span text:style-name="T22">C </text:span><text:span text:style-name="T23">@</text:span><text:span text:style-name="T22">D</text:span></text:p>
            <text:p>means they have the same mathematical structure (ie, essentially the same).</text:p>
            <text:p><text:span text:style-name="T24">The </text:span><text:span text:style-name="T2">adjunction</text:span></text:p>
            <text:p text:style-name="P5"><text:span text:style-name="T22"><text:s text:c="12"/></text:span><text:span text:style-name="T22">C </text:span><text:span text:style-name="T25"></text:span><text:span text:style-name="T22"> D</text:span></text:p>
            <text:p text:style-name="P5"><text:span text:style-name="T26">is a relaxation of the idea of isomorphism.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text-style-name="P2" draw:layer="layout" svg:width="25.199cm" svg:height="3.506cm" svg:x="1.4cm" svg:y="0.837cm" presentation:class="title">
          <draw:text-box>
            <text:p><text:span text:style-name="T2">Adjunction</text:span></text:p>
          </draw:text-box>
        </draw:frame>
        <draw:frame presentation:style-name="pr13" draw:layer="layout" svg:width="25.199cm" svg:height="1.886cm" svg:x="1.4cm" svg:y="16.887cm" presentation:class="outline" presentation:placeholder="true" presentation:user-transformed="true">
          <draw:text-box/>
        </draw:frame>
        <draw:line draw:style-name="gr4" draw:text-style-name="P3" draw:layer="layout" svg:x1="10.878cm" svg:y1="7.777cm" svg:x2="17.765cm" svg:y2="7.777cm">
          <text:p/>
        </draw:line>
        <draw:frame draw:style-name="gr7" draw:text-style-name="P6" draw:layer="layout" svg:width="1.011cm" svg:height="1.758cm" svg:x="14.086cm" svg:y="6.07cm">
          <draw:text-box>
            <text:p text:style-name="P5"><text:span text:style-name="T4">F</text:span></text:p>
          </draw:text-box>
        </draw:frame>
        <draw:frame draw:style-name="gr7" draw:text-style-name="P6" draw:layer="layout" svg:width="1.011cm" svg:height="1.758cm" svg:x="9.457cm" svg:y="6.848cm">
          <draw:text-box>
            <text:p text:style-name="P5"><text:span text:style-name="T4">a</text:span></text:p>
          </draw:text-box>
        </draw:frame>
        <draw:frame draw:style-name="gr26" draw:text-style-name="P6" draw:layer="layout" svg:width="3.423cm" svg:height="1.79cm" svg:x="17.822cm" svg:y="6.809cm">
          <draw:text-box>
            <text:p text:style-name="P5"><text:span text:style-name="T4">F(a)</text:span></text:p>
          </draw:text-box>
        </draw:frame>
        <draw:frame draw:style-name="gr8" draw:text-style-name="P7" draw:layer="layout" svg:width="1.438cm" svg:height="1.759cm" svg:x="18.445cm" svg:y="12.334cm">
          <draw:text-box>
            <text:p text:style-name="P18"><text:span text:style-name="T4">b</text:span></text:p>
          </draw:text-box>
        </draw:frame>
        <draw:frame draw:style-name="gr7" draw:text-style-name="P6" draw:layer="layout" svg:width="3.269cm" svg:height="1.758cm" svg:x="8.288cm" svg:y="12.334cm">
          <draw:text-box>
            <text:p text:style-name="P18"><text:span text:style-name="T4">G(b)</text:span></text:p>
          </draw:text-box>
        </draw:frame>
        <draw:line draw:style-name="gr4" draw:text-style-name="P3" draw:layer="layout" svg:x1="18.365cm" svg:y1="13.191cm" svg:x2="11.245cm" svg:y2="13.23cm">
          <text:p/>
        </draw:line>
        <draw:line draw:style-name="gr27" draw:text-style-name="P3" draw:layer="layout" svg:x1="18.794cm" svg:y1="8.56cm" svg:x2="18.755cm" svg:y2="12.14cm">
          <text:p/>
        </draw:line>
        <draw:line draw:style-name="gr27" draw:text-style-name="P3" draw:layer="layout" svg:x1="10.157cm" svg:y1="8.638cm" svg:x2="10.118cm" svg:y2="12.218cm">
          <text:p/>
        </draw:line>
        <draw:frame draw:style-name="gr7" draw:text-style-name="P6" draw:layer="layout" svg:width="1.011cm" svg:height="1.758cm" svg:x="14.049cm" svg:y="11.401cm">
          <draw:text-box>
            <text:p text:style-name="P5"><text:span text:style-name="T4">G</text:span></text:p>
          </draw:text-box>
        </draw:frame>
        <draw:path draw:style-name="gr3" draw:text-style-name="P3" draw:layer="layout" svg:width="6.282cm" svg:height="10.178cm" draw:transform="rotate (3.1415926535892) translate (13.3324716829997cm 15.6051983517259cm)" svg:viewBox="0 0 6283 10179" svg:d="m2941 39c2491-389 3657 2140 3268 6575s-5603 5331-6186-777c-156-3191 427-5409 2918-5798z">
          <text:p/>
        </draw:path>
        <draw:path draw:style-name="gr3" draw:text-style-name="P3" draw:layer="layout" svg:width="6.282cm" svg:height="10.178cm" draw:transform="rotate (3.1415926535892) translate (22.1634716829997cm 15.2161983517259cm)" svg:viewBox="0 0 6283 10179" svg:d="m2941 39c2491-389 3657 2140 3268 6575s-5603 5331-6186-777c-156-3191 427-5409 2918-5798z">
          <text:p/>
        </draw:path>
        <draw:frame presentation:style-name="pr14" draw:text-style-name="P15" draw:layer="layout" svg:width="1.518cm" svg:height="1.412cm" svg:x="13.404cm" svg:y="9.908cm">
          <draw:text-box>
            <text:p text:style-name="P15"><text:span text:style-name="T27">C</text:span></text:p>
          </draw:text-box>
        </draw:frame>
        <draw:frame presentation:style-name="pr14" draw:text-style-name="P19" draw:layer="layout" svg:width="1.419cm" svg:height="1.412cm" svg:x="6.168cm" svg:y="5.861cm">
          <draw:text-box>
            <text:p text:style-name="P19"><text:span text:style-name="T28">C</text:span></text:p>
          </draw:text-box>
        </draw:frame>
        <draw:frame presentation:style-name="pr14" draw:text-style-name="P19" draw:layer="layout" svg:width="1.419cm" svg:height="1.412cm" svg:x="22.044cm" svg:y="5.899cm">
          <draw:text-box>
            <text:p text:style-name="P19"><text:span text:style-name="T28">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text-style-name="P2" draw:layer="layout" svg:width="25.199cm" svg:height="3.506cm" svg:x="1.4cm" svg:y="0.837cm" presentation:class="title">
          <draw:text-box>
            <text:p><text:span text:style-name="T2">Monoid</text:span>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text-style-name="P2" draw:layer="layout" svg:width="25.199cm" svg:height="3.506cm" svg:x="1.4cm" svg:y="0.837cm" presentation:class="title">
          <draw:text-box>
            <text:p><text:span text:style-name="T2">Free monoid</text:span>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darkaurora" xlink:href="Pictures/10000000000005DC00000465DF129337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darkaurora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darkaurora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ing Yin Yan</meta:initial-creator>
    <meta:creation-date>2010-11-10T19:45:02.68</meta:creation-date>
    <dc:date>2011-02-17T21:26:36.28</dc:date>
    <dc:creator>KY Y</dc:creator>
    <meta:editing-duration>P1DT3H34M49S</meta:editing-duration>
    <meta:editing-cycles>10</meta:editing-cycles>
    <meta:generator>OpenOffice.org/3.3$Win32 OpenOffice.org_project/330m20$Build-9567</meta:generator>
    <meta:document-statistic meta:object-count="172"/>
  </office:meta>
</office:document-meta>
</file>